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ff3333" draw:opacity="75%" draw:textarea-horizontal-align="justify" draw:textarea-vertical-align="middle" draw:auto-grow-height="false" fo:padding-top="0.175cm" fo:padding-bottom="0.175cm" fo:padding-left="0.3cm" fo:padding-right="0.3cm" draw:shadow-opacity="75%"/>
    </style:style>
    <style:style style:name="gr2" style:family="graphic" style:parent-style-name="standard">
      <style:graphic-properties svg:stroke-width="0.1cm" svg:stroke-color="#000000" draw:marker-start-width="0.5cm" draw:marker-end-width="0.5cm" draw:fill-color="#6666ff" draw:opacity="75%" draw:textarea-horizontal-align="justify" draw:textarea-vertical-align="middle" draw:auto-grow-height="false" fo:padding-top="0.175cm" fo:padding-bottom="0.175cm" fo:padding-left="0.3cm" fo:padding-right="0.3cm" draw:shadow-opacity="75%"/>
    </style:style>
    <style:style style:name="gr3" style:family="graphic" style:parent-style-name="objectwithoutfill">
      <style:graphic-properties svg:stroke-width="0.1cm" draw:marker-start-width="0.5cm" draw:marker-end="Arrow" draw:marker-end-width="0.4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3cm" draw:marker-end-width="0.3cm" draw:fill-color="#009900" draw:opacity="75%" draw:textarea-horizontal-align="justify" draw:textarea-vertical-align="middle" draw:auto-grow-height="false" fo:padding-top="0.175cm" fo:padding-bottom="0.175cm" fo:padding-left="0.3cm" fo:padding-right="0.3cm" draw:shadow-opacity="75%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</style:style>
    <style:style style:name="P3" style:family="paragraph">
      <style:paragraph-properties fo:text-align="center"/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language="en" fo:country="US"/>
    </style:style>
    <style:style style:name="T3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xml:id="id3" draw:id="id3" draw:layer="layout" svg:width="4.2cm" svg:height="2.5cm" svg:x="8.5cm" svg:y="5.5cm">
          <text:p text:style-name="P1"><text:span text:style-name="T1">Estrutura 2:</text:span></text:p>
          <text:p text:style-name="P2">Aponta</text:p>
          <text:p text:style-name="P2">Estrutura 1_n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" draw:id="id1" draw:layer="layout" svg:width="6.099cm" svg:height="4.799cm" svg:x="1.201cm" svg:y="4.401cm">
          <text:p text:style-name="P1"><text:span text:style-name="T1">Estrutura 1_0:</text:span></text:p>
          <text:p text:style-name="P2">Nome da pág;</text:p>
          <text:p text:style-name="P2"><text:span text:style-name="T2">PageRank</text:span>;</text:p>
          <text:p text:style-name="P2">Nº de citados;</text:p>
          <text:p text:style-name="P2">Lista de referencias;</text:p>
          <text:p text:style-name="P2">Próxim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25cm" svg:y1="9.2cm" svg:x2="4.25cm" svg:y2="11.801cm" draw:start-shape="id1" draw:start-glue-point="2" draw:end-shape="id2" draw:end-glue-point="0" svg:d="M4250 9200v2601" svg:viewBox="0 0 1 2602">
          <text:p/>
        </draw:connector>
        <draw:connector draw:style-name="gr3" draw:text-style-name="P1" draw:layer="layout" svg:x1="7.3cm" svg:y1="6.8cm" svg:x2="8.5cm" svg:y2="6.75cm" draw:start-shape="id1" draw:start-glue-point="1" draw:end-shape="id3" draw:end-glue-point="3" svg:d="M7300 6800h600v-50h600" svg:viewBox="0 0 1201 51">
          <text:p/>
        </draw:connector>
        <draw:custom-shape draw:style-name="gr2" draw:text-style-name="P2" xml:id="id2" draw:id="id2" draw:layer="layout" svg:width="6.099cm" svg:height="4.799cm" svg:x="1.201cm" svg:y="11.801cm">
          <text:p text:style-name="P1"><text:span text:style-name="T1">Estrutura 1_1:</text:span></text:p>
          <text:p text:style-name="P2">Nome da pág;</text:p>
          <text:p text:style-name="P2">PageRank;</text:p>
          <text:p text:style-name="P2">Nº de citados;</text:p>
          <text:p text:style-name="P2">Lista de referencias;</text:p>
          <text:p text:style-name="P2">Próximo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4" draw:id="id4" draw:layer="layout" svg:width="4.399cm" svg:height="2.5cm" svg:x="13.901cm" svg:y="5.5cm">
          <text:p text:style-name="P1"><text:span text:style-name="T1">Estrutura 2:</text:span></text:p>
          <text:p text:style-name="P2">Aponta</text:p>
          <text:p text:style-name="P2">Estrutura 1_n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2.7cm" svg:y1="6.75cm" svg:x2="13.901cm" svg:y2="6.75cm" draw:start-shape="id3" draw:start-glue-point="1" draw:end-shape="id4" draw:end-glue-point="3" svg:d="M12700 6750h1201" svg:viewBox="0 0 1202 1">
          <text:p/>
        </draw:connector>
        <draw:custom-shape draw:style-name="gr1" draw:text-style-name="P2" xml:id="id5" draw:id="id5" draw:layer="layout" svg:width="4.299cm" svg:height="2.4cm" svg:x="8.501cm" svg:y="13cm">
          <text:p text:style-name="P1"><text:span text:style-name="T1">Estrutura 2:</text:span></text:p>
          <text:p text:style-name="P2">Aponta</text:p>
          <text:p text:style-name="P2">Estrutura 1_n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7.3cm" svg:y1="14.2cm" svg:x2="8.501cm" svg:y2="14.2cm" draw:start-shape="id2" draw:start-glue-point="1" draw:end-shape="id5" draw:end-glue-point="3" svg:d="M7300 14200h1201" svg:viewBox="0 0 1202 1">
          <text:p/>
        </draw:connector>
        <draw:custom-shape draw:style-name="gr1" draw:text-style-name="P2" xml:id="id6" draw:id="id6" draw:layer="layout" svg:width="4.298cm" svg:height="2.5cm" svg:x="14.102cm" svg:y="12.9cm">
          <text:p text:style-name="P1"><text:span text:style-name="T1">Estrutura 2:</text:span></text:p>
          <text:p text:style-name="P2">Aponta</text:p>
          <text:p text:style-name="P2">Estrutura 1_n.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12.8cm" svg:y1="14.2cm" svg:x2="14.102cm" svg:y2="14.15cm" draw:start-shape="id5" draw:start-glue-point="1" draw:end-shape="id6" draw:end-glue-point="3" svg:d="M12800 14200h651v-50h651" svg:viewBox="0 0 1303 51">
          <text:p/>
        </draw:connector>
        <draw:g xml:id="id7" draw:id="id7">
          <draw:line draw:style-name="gr4" draw:text-style-name="P1" draw:layer="layout" svg:x1="18.2cm" svg:y1="8.1cm" svg:x2="20cm" svg:y2="8.1cm">
            <text:p/>
          </draw:line>
          <draw:line draw:style-name="gr4" draw:text-style-name="P1" draw:layer="layout" svg:x1="18.5cm" svg:y1="8.4cm" svg:x2="19.7cm" svg:y2="8.4cm">
            <text:p/>
          </draw:line>
          <draw:line draw:style-name="gr4" draw:text-style-name="P1" draw:layer="layout" svg:x1="18.8cm" svg:y1="8.7cm" svg:x2="19.4cm" svg:y2="8.7cm">
            <text:p/>
          </draw:line>
        </draw:g>
        <draw:connector draw:style-name="gr5" draw:text-style-name="P1" draw:layer="layout" svg:x1="18.3cm" svg:y1="6.75cm" svg:x2="19.1cm" svg:y2="8.1cm" draw:start-shape="id4" draw:start-glue-point="1" draw:end-shape="id7" draw:end-glue-point="0" svg:d="M18300 6750h800v1350" svg:viewBox="0 0 801 1351">
          <text:p/>
        </draw:connector>
        <draw:g xml:id="id8" draw:id="id8">
          <draw:line draw:style-name="gr4" draw:text-style-name="P1" draw:layer="layout" svg:x1="18.101cm" svg:y1="15.6cm" svg:x2="19.901cm" svg:y2="15.6cm">
            <text:p/>
          </draw:line>
          <draw:line draw:style-name="gr4" draw:text-style-name="P1" draw:layer="layout" svg:x1="18.401cm" svg:y1="15.9cm" svg:x2="19.601cm" svg:y2="15.9cm">
            <text:p/>
          </draw:line>
          <draw:line draw:style-name="gr4" draw:text-style-name="P1" draw:layer="layout" svg:x1="18.701cm" svg:y1="16.2cm" svg:x2="19.301cm" svg:y2="16.2cm">
            <text:p/>
          </draw:line>
        </draw:g>
        <draw:connector draw:style-name="gr5" draw:text-style-name="P1" draw:layer="layout" svg:x1="18.4cm" svg:y1="14.15cm" svg:x2="19.001cm" svg:y2="15.6cm" draw:start-shape="id6" draw:start-glue-point="1" draw:end-shape="id8" draw:end-glue-point="0" svg:d="M18400 14150h601v1450" svg:viewBox="0 0 602 1451">
          <text:p/>
        </draw:connector>
        <draw:custom-shape draw:style-name="gr6" draw:text-style-name="P3" xml:id="id9" draw:id="id9" draw:layer="layout" svg:width="6.1cm" svg:height="1.5cm" svg:x="1.165cm" svg:y="1.4cm">
          <text:p text:style-name="P3"><text:span text:style-name="T3">Lista de Lin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svg:x1="4.215cm" svg:y1="2.9cm" svg:x2="4.25cm" svg:y2="4.401cm" draw:start-shape="id9" draw:start-glue-point="2" draw:end-shape="id1" draw:end-glue-point="0" svg:d="M4215 2900v751h35v750" svg:viewBox="0 0 36 1502">
          <text:p/>
        </draw:connector>
        <draw:g xml:id="id10" draw:id="id10">
          <draw:line draw:style-name="gr4" draw:text-style-name="P1" draw:layer="layout" svg:x1="4.47cm" svg:y1="18.7cm" svg:x2="6.27cm" svg:y2="18.7cm">
            <text:p/>
          </draw:line>
          <draw:line draw:style-name="gr4" draw:text-style-name="P1" draw:layer="layout" svg:x1="4.77cm" svg:y1="19cm" svg:x2="5.97cm" svg:y2="19cm">
            <text:p/>
          </draw:line>
          <draw:line draw:style-name="gr4" draw:text-style-name="P1" draw:layer="layout" svg:x1="5.07cm" svg:y1="19.3cm" svg:x2="5.67cm" svg:y2="19.3cm">
            <text:p/>
          </draw:line>
        </draw:g>
        <draw:connector draw:style-name="gr5" draw:text-style-name="P1" draw:layer="layout" svg:x1="4.25cm" svg:y1="16.6cm" svg:x2="5.37cm" svg:y2="18.7cm" draw:start-shape="id2" draw:start-glue-point="2" draw:end-shape="id10" draw:end-glue-point="0" svg:d="M4250 16600v1050h1120v1050" svg:viewBox="0 0 1121 21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6T19:10:33.786929486</meta:creation-date>
    <dc:date>2015-06-06T21:31:04.452577448</dc:date>
    <meta:editing-duration>PT2H14M58S</meta:editing-duration>
    <meta:editing-cycles>4</meta:editing-cycles>
    <meta:generator>LibreOffice/4.2.8.2$Linux_X86_64 LibreOffice_project/420m0$Build-2</meta:generator>
    <meta:document-statistic meta:object-count="28"/>
  </office:meta>
</office:document-meta>
</file>